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3000002AB7434BE46CF719F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3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fill="none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29cm" svg:height="24.094cm" svg:x="4.458cm" svg:y="2.306cm">
          <draw:image xlink:href="Pictures/1000000100000133000002AB7434BE46CF719F9F.png" xlink:type="simple" xlink:show="embed" xlink:actuate="onLoad" draw:mime-type="image/png">
            <text:p/>
          </draw:image>
        </draw:frame>
        <draw:path draw:style-name="gr2" draw:text-style-name="P2" draw:layer="layout" svg:width="2.07cm" svg:height="1.9cm" draw:transform="rotate (2.15949588349258) translate (5.36509725184701cm 18.7225549694283cm)" svg:viewBox="0 0 2071 1901" svg:d="M904 1844c451 176 1377-46 1124-780-166-481-565-736-965-965-473-272-1290 27-1004 779 314 825 1117 779 1699 530l251-316">
          <text:p/>
        </draw:path>
        <draw:path draw:style-name="gr2" draw:text-style-name="P2" draw:layer="layout" svg:width="1.171cm" svg:height="1.372cm" draw:transform="rotate (-1.5707963267949) translate (8.206cm 14.569cm)" svg:viewBox="0 0 1172 1373" svg:d="M0 972c411-33 759 226 1105 401l67-435-67-636 67-302">
          <text:p/>
        </draw:path>
        <draw:path draw:style-name="gr2" draw:text-style-name="P2" draw:layer="layout" svg:width="5.157cm" svg:height="1.92cm" draw:transform="rotate (0.927293431584587) translate (7.02345137535577cm 15.7008385048639cm)" svg:viewBox="0 0 5158 1921" svg:d="M0 12c526-82 968 280 1447 422 645 192 1309 361 1882 724l1782 757 47 6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305cm" svg:stroke-color="#ff0000" draw:marker-start-width="0.66cm" draw:marker-start-center="false" draw:marker-end-width="0.66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11:59:49.998195444</dc:date>
    <meta:editing-duration>PT5M54S</meta:editing-duration>
    <meta:editing-cycles>1</meta:editing-cycles>
    <meta:document-statistic meta:object-count="4"/>
    <meta:generator>LibreOffice/7.4.4.2$Linux_X86_64 LibreOffice_project/40$Build-2</meta:generator>
  </office:meta>
</office:document-meta>
</file>